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6236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7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>
            <text:p>Volume</text:p>
          </table:table-cell>
          <table:table-cell office:value-type="string">
            <text:p>Vol</text:p>
          </table:table-cell>
          <table:table-cell office:value-type="string">
            <text:p>Lit Year</text:p>
          </table:table-cell>
          <table:table-cell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Main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2">
          <table:table-cell table:number-columns-repeated="2"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4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1">
          <table:table-cell table:number-columns-repeated="2"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4" table:formula="of:=([.H4]/[.G4])" office:value-type="percentage" office:value="0.0324730401066279">
            <text:p>3.25%</text:p>
          </table:table-cell>
          <table:table-cell>
            <draw:frame table:end-cell-address="Sheet1.R21" table:end-x="0.2087in" table:end-y="0.1634in" draw:z-index="0" draw:style-name="gr1" svg:width="7.2969in" svg:height="3.0677in" svg:x="0.024in" svg:y="0.1063in">
              <draw:object draw:notify-on-update-of-ranges="Sheet1.F2:Sheet1.F2 Sheet1.F3:Sheet1.F70 Sheet1.B3:Sheet1.B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0">10/30/2010</text:date>, <text:time>15:0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5T14:01:22</meta:creation-date>
    <dc:date>2010-10-30T15:06:46</dc:date>
    <meta:editing-duration>PT33H03M20S</meta:editing-duration>
    <meta:editing-cycles>10</meta:editing-cycles>
    <meta:generator>OpenOffice.org/3.2$Linux OpenOffice.org_project/320m12$Build-9483</meta:generator>
    <dc:creator>Jim Fowler</dc:creator>
    <meta:document-statistic meta:table-count="3" meta:cell-count="42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35cm" svg:height="7.793cm" xlink:href=".." chart:class="chart:scatter" chart:style-name="ch1">
        <chart:legend chart:legend-position="end" svg:x="16.271cm" svg:y="3.605cm" chart:style-name="ch2"/>
        <chart:plot-area chart:style-name="ch3" table:cell-range-address="Sheet1.B3:Sheet1.B70 Sheet1.F2:Sheet1.F70" chart:data-source-has-labels="row" svg:x="0.539cm" svg:y="0.154cm" svg:width="15.363cm" svg:height="7.349cm">
          <chart:axis chart:dimension="x" chart:name="primary-x" chart:style-name="ch4">
            <chart:title svg:x="8.191cm" svg:y="7.096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71cm" svg:y="3.963cm" chart:style-name="ch8">
              <text:p>Pages</text:p>
            </chart:title>
            <chart:grid chart:style-name="ch6" chart:class="major"/>
          </chart:axis>
          <chart:series chart:style-name="ch9" chart:values-cell-range-address="Sheet1.F3:Sheet1.F70" chart:label-cell-address="Sheet1.F2:Sheet1.F2" chart:class="chart:scatter">
            <chart:domain table:cell-range-address="Sheet1.B3:Sheet1.B70"/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F2:Sheet1.F2">M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 text:id="Sheet1.B3:Sheet1.B70">68</text:p>
              </table:table-cell>
              <table:table-cell office:value-type="float" office:value="762">
                <text:p text:id="Sheet1.F3:Sheet1.F70">7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